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08.71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rait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0</text:p>
          </table:table-cell>
          <table:table-cell table:formula="of:=CONCATENATE(&quot;plant in &quot;; [.D2])" office:value-type="string" office:string-value="plant in true leaf phenological stage" calcext:value-type="string">
            <text:p>plant in true leaf phenological stage</text:p>
          </table:table-cell>
          <table:table-cell table:style-name="ce4" office:value-type="string" calcext:value-type="string">
            <text:p>true leaf phenological stage</text:p>
          </table:table-cell>
          <table:table-cell table:style-name="ce3" office:value-type="string" calcext:value-type="string">
            <text:p>plant with true leaves</text:p>
          </table:table-cell>
          <table:table-cell table:style-name="ce6" table:formula="of:=CONCATENATE(&quot;A {whole plant} that  is in the {&quot;; [.D2]; &quot;}.&quot;)" office:value-type="string" office:string-value="A {whole plant} that  is in the {true leaf phenological stage}." calcext:value-type="string">
            <text:p>A {whole plant} that <text:s/>is in the {true leaf phenological stage}.</text:p>
          </table:table-cell>
          <table:table-cell table:style-name="ce6" table:formula="of:=CONCATENATE(&quot;'whole plant' THAT 'participates in' SOME '&quot;; [.D2]; &quot;'&quot;; CHAR(10); &quot;;&quot;; CHAR(10); &quot;'&quot;; [.E2]; &quot;'&quot;)" office:value-type="string" office:string-value="'whole plant' THAT 'participates in' SOME 'true leaf phenological stage'&#10;;&#10;'plant with true leaves'" calcext:value-type="string">
            <text:p>'whole plant' THAT 'participates in' SOME 'true leaf phenological stage'</text:p>
            <text:p>;</text:p>
            <text:p>'plant with tru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1</text:p>
          </table:table-cell>
          <table:table-cell table:formula="of:=CONCATENATE(&quot;plant in &quot;; [.D3])" office:value-type="string" office:string-value="plant in expanding leaf phenological stage" calcext:value-type="string">
            <text:p>plant in expanding leaf phenological stage</text:p>
          </table:table-cell>
          <table:table-cell table:style-name="ce4" office:value-type="string" calcext:value-type="string">
            <text:p>expanding leaf phenological stage</text:p>
          </table:table-cell>
          <table:table-cell table:style-name="ce3" office:value-type="string" calcext:value-type="string">
            <text:p>plant with expanding leaves</text:p>
          </table:table-cell>
          <table:table-cell table:style-name="ce6" table:formula="of:=CONCATENATE(&quot;A {whole plant} that  is in the {&quot;; [.D3]; &quot;}.&quot;)" office:value-type="string" office:string-value="A {whole plant} that  is in the {expanding leaf phenological stage}." calcext:value-type="string">
            <text:p>A {whole plant} that <text:s/>is in the {expanding leaf phenological stage}.</text:p>
          </table:table-cell>
          <table:table-cell table:style-name="ce6" table:formula="of:=CONCATENATE(&quot;'whole plant' THAT 'participates in' SOME '&quot;; [.D3]; &quot;'&quot;; CHAR(10); &quot;;&quot;; CHAR(10); &quot;'&quot;; [.E3]; &quot;'&quot;)" office:value-type="string" office:string-value="'whole plant' THAT 'participates in' SOME 'expanding leaf phenological stage'&#10;;&#10;'plant with expanding leaves'" calcext:value-type="string">
            <text:p>'whole plant' THAT 'participates in' SOME 'expanding leaf phenological stage'</text:p>
            <text:p>;</text:p>
            <text:p>'plant with expanding leaves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6002</text:p>
          </table:table-cell>
          <table:table-cell table:formula="of:=CONCATENATE(&quot;plant in &quot;; [.D4])" office:value-type="string" office:string-value="plant in mature leaf phenological stage" calcext:value-type="string">
            <text:p>plant in mature leaf phenological stage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3" office:value-type="string" calcext:value-type="string">
            <text:p>plant with mature leaves</text:p>
          </table:table-cell>
          <table:table-cell table:style-name="ce6" table:formula="of:=CONCATENATE(&quot;A {whole plant} that  is in the {&quot;; [.D4]; &quot;}.&quot;)" office:value-type="string" office:string-value="A {whole plant} that  is in the {mature leaf phenological stage}." calcext:value-type="string">
            <text:p>A {whole plant} that <text:s/>is in the {mature leaf phenological stage}.</text:p>
          </table:table-cell>
          <table:table-cell table:style-name="ce6" table:formula="of:=CONCATENATE(&quot;'whole plant' THAT 'participates in' SOME '&quot;; [.D4]; &quot;'&quot;; CHAR(10); &quot;;&quot;; CHAR(10); &quot;'&quot;; [.E4]; &quot;'&quot;)" office:value-type="string" office:string-value="'whole plant' THAT 'participates in' SOME 'mature leaf phenological stage'&#10;;&#10;'plant with mature leaves'" calcext:value-type="string">
            <text:p>'whole plant' THAT 'participates in' SOME 'mature leaf phenological stage'</text:p>
            <text:p>;</text:p>
            <text:p>'plant with matur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3</text:p>
          </table:table-cell>
          <table:table-cell table:formula="of:=CONCATENATE(&quot;plant in &quot;; [.D5])" office:value-type="string" office:string-value="plant in senescing leaf phenological stage" calcext:value-type="string">
            <text:p>plant in senescing leaf phenological stage</text:p>
          </table:table-cell>
          <table:table-cell table:style-name="ce4" office:value-type="string" calcext:value-type="string">
            <text:p>senescing leaf phenological stage</text:p>
          </table:table-cell>
          <table:table-cell table:style-name="ce3" office:value-type="string" calcext:value-type="string">
            <text:p>plant with senescing leaves</text:p>
          </table:table-cell>
          <table:table-cell table:style-name="ce6" table:formula="of:=CONCATENATE(&quot;A {whole plant} that  is in the {&quot;; [.D5]; &quot;}.&quot;)" office:value-type="string" office:string-value="A {whole plant} that  is in the {senescing leaf phenological stage}." calcext:value-type="string">
            <text:p>A {whole plant} that <text:s/>is in the {senescing leaf phenological stage}.</text:p>
          </table:table-cell>
          <table:table-cell table:style-name="ce6" table:formula="of:=CONCATENATE(&quot;'whole plant' THAT 'participates in' SOME '&quot;; [.D5]; &quot;'&quot;; CHAR(10); &quot;;&quot;; CHAR(10); &quot;'&quot;; [.E5]; &quot;'&quot;)" office:value-type="string" office:string-value="'whole plant' THAT 'participates in' SOME 'senescing leaf phenological stage'&#10;;&#10;'plant with senescing leaves'" calcext:value-type="string">
            <text:p>'whole plant' THAT 'participates in' SOME 'senescing leaf phenological stage'</text:p>
            <text:p>;</text:p>
            <text:p>'plant with senescing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4</text:p>
          </table:table-cell>
          <table:table-cell table:formula="of:=CONCATENATE(&quot;plant in &quot;; [.D6])" office:value-type="string" office:string-value="plant in bud burst phenological stage" calcext:value-type="string">
            <text:p>plant in bud burst phenological stage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3" office:value-type="string" calcext:value-type="string">
            <text:p>plant with breaking buds</text:p>
          </table:table-cell>
          <table:table-cell table:style-name="ce6" table:formula="of:=CONCATENATE(&quot;A {whole plant} that  is in the {&quot;; [.D6]; &quot;}.&quot;)" office:value-type="string" office:string-value="A {whole plant} that  is in the {bud burst phenological stage}." calcext:value-type="string">
            <text:p>A {whole plant} that <text:s/>is in the {bud burst phenological stage}.</text:p>
          </table:table-cell>
          <table:table-cell table:style-name="ce6" table:formula="of:=CONCATENATE(&quot;'whole plant' THAT 'participates in' SOME '&quot;; [.D6]; &quot;'&quot;; CHAR(10); &quot;;&quot;; CHAR(10); &quot;'&quot;; [.E6]; &quot;'&quot;)" office:value-type="string" office:string-value="'whole plant' THAT 'participates in' SOME 'bud burst phenological stage'&#10;;&#10;'plant with breaking buds'" calcext:value-type="string">
            <text:p>'whole plant' THAT 'participates in' SOME 'bud burst phenological stage'</text:p>
            <text:p>;</text:p>
            <text:p>'plant with breaking bud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5</text:p>
          </table:table-cell>
          <table:table-cell table:formula="of:=CONCATENATE(&quot;plant in &quot;; [.D7])" office:value-type="string" office:string-value="plant in falling leaf phenological stage" calcext:value-type="string">
            <text:p>plant in falling leaf phenological stage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3" office:value-type="string" calcext:value-type="string">
            <text:p>plant with abscised leaves</text:p>
          </table:table-cell>
          <table:table-cell table:style-name="ce6" table:formula="of:=CONCATENATE(&quot;A {whole plant} that  is in the {&quot;; [.D7]; &quot;}.&quot;)" office:value-type="string" office:string-value="A {whole plant} that  is in the {falling leaf phenological stage}." calcext:value-type="string">
            <text:p>A {whole plant} that <text:s/>is in the {falling leaf phenological stage}.</text:p>
          </table:table-cell>
          <table:table-cell table:style-name="ce6" table:formula="of:=CONCATENATE(&quot;'whole plant' THAT 'participates in' SOME '&quot;; [.D7]; &quot;'&quot;; CHAR(10); &quot;;&quot;; CHAR(10); &quot;'&quot;; [.E7]; &quot;'&quot;)" office:value-type="string" office:string-value="'whole plant' THAT 'participates in' SOME 'falling leaf phenological stage'&#10;;&#10;'plant with abscised leaves'" calcext:value-type="string">
            <text:p>'whole plant' THAT 'participates in' SOME 'falling leaf phenological stage'</text:p>
            <text:p>;</text:p>
            <text:p>'plant with abscised leav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6006</text:p>
          </table:table-cell>
          <table:table-cell table:formula="of:=CONCATENATE(&quot;plant in &quot;; [.D8])" office:value-type="string" office:string-value="plant in new above-ground shoot-borne shoot system phenological stage" calcext:value-type="string">
            <text:p>plant in new above-ground shoot-borne shoot system phenological stage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3" office:value-type="string" calcext:value-type="string">
            <text:p>plant with new above-ground shoot-borne shoot systems</text:p>
          </table:table-cell>
          <table:table-cell table:style-name="ce6" table:formula="of:=CONCATENATE(&quot;A {whole plant} that  is in the {&quot;; [.D8]; &quot;}.&quot;)" office:value-type="string" office:string-value="A {whole plant} that  is in the {new above-ground shoot-borne shoot system phenological stage}." calcext:value-type="string">
            <text:p>A {whole plant} that <text:s/>is in the {new above-ground shoot-borne shoot system phenological stage}.</text:p>
          </table:table-cell>
          <table:table-cell table:style-name="ce6" table:formula="of:=CONCATENATE(&quot;'whole plant' THAT 'participates in' SOME '&quot;; [.D8]; &quot;'&quot;; CHAR(10); &quot;;&quot;; CHAR(10); &quot;'&quot;; [.E8]; &quot;'&quot;)" office:value-type="string" office:string-value="'whole plant' THAT 'participates in' SOME 'new above-ground shoot-borne shoot system phenological stage'&#10;;&#10;'plant with new above-ground shoot-borne shoot systems'" calcext:value-type="string">
            <text:p>'whole plant' THAT 'participates in' SOME 'new above-ground shoot-borne shoot system phenological stage'</text:p>
            <text:p>;</text:p>
            <text:p>'plant with new above-ground shoot-borne shoot systems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7</text:p>
          </table:table-cell>
          <table:table-cell table:formula="of:=CONCATENATE(&quot;plant in &quot;; [.D10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s</text:p>
          </table:table-cell>
          <table:table-cell table:style-name="ce6" table:formula="of:=CONCATENATE(&quot;A {whole plant} that  is in the {&quot;; [.D10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0]; &quot;'&quot;; CHAR(10); &quot;;&quot;; CHAR(10); &quot;'&quot;; [.E10]; &quot;'&quot;)" office:value-type="string" office:string-value="'whole plant' THAT 'participates in' SOME 'flower phenological stage'&#10;;&#10;'plant with flowers'" calcext:value-type="string">
            <text:p>'whole plant' THAT 'participates in' SOME 'flower phenological stage'</text:p>
            <text:p>;</text:p>
            <text:p>'plant with flower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08</text:p>
          </table:table-cell>
          <table:table-cell table:formula="of:=CONCATENATE(&quot;plant in &quot;; [.D11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 heads</text:p>
          </table:table-cell>
          <table:table-cell table:style-name="ce6" table:formula="of:=CONCATENATE(&quot;A {whole plant} that  is in the {&quot;; [.D11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1]; &quot;'&quot;; CHAR(10); &quot;;&quot;; CHAR(10); &quot;'&quot;; [.E11]; &quot;'&quot;)" office:value-type="string" office:string-value="'whole plant' THAT 'participates in' SOME 'flower phenological stage'&#10;;&#10;'plant with flower heads'" calcext:value-type="string">
            <text:p>'whole plant' THAT 'participates in' SOME 'flower phenological stage'</text:p>
            <text:p>;</text:p>
            <text:p>'plant with flower heads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6009</text:p>
          </table:table-cell>
          <table:table-cell table:formula="of:=CONCATENATE(&quot;plant in &quot;; [.D12])" office:value-type="string" office:string-value="plant in open flower phenological stage" calcext:value-type="string">
            <text:p>plant in open flower phenological stage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3" office:value-type="string" calcext:value-type="string">
            <text:p>plant with open flowers</text:p>
          </table:table-cell>
          <table:table-cell table:style-name="ce6" table:formula="of:=CONCATENATE(&quot;A {whole plant} that  is in the {&quot;; [.D12]; &quot;}.&quot;)" office:value-type="string" office:string-value="A {whole plant} that  is in the {open flower phenological stage}." calcext:value-type="string">
            <text:p>A {whole plant} that <text:s/>is in the {open flower phenological stage}.</text:p>
          </table:table-cell>
          <table:table-cell table:style-name="ce6" table:formula="of:=CONCATENATE(&quot;'whole plant' THAT 'participates in' SOME '&quot;; [.D12]; &quot;'&quot;; CHAR(10); &quot;;&quot;; CHAR(10); &quot;'&quot;; [.E12]; &quot;'&quot;)" office:value-type="string" office:string-value="'whole plant' THAT 'participates in' SOME 'open flower phenological stage'&#10;;&#10;'plant with open flowers'" calcext:value-type="string">
            <text:p>'whole plant' THAT 'participates in' SOME 'open flower phenological stage'</text:p>
            <text:p>;</text:p>
            <text:p>'plant with open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6010</text:p>
          </table:table-cell>
          <table:table-cell table:formula="of:=CONCATENATE(&quot;plant in &quot;; [.D13])" office:value-type="string" office:string-value="plant in pollen release (flower) phenological stage" calcext:value-type="string">
            <text:p>plant in pollen release (flower) phenological stage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3" office:value-type="string" calcext:value-type="string">
            <text:p>plant with pollen-releasing flowers</text:p>
          </table:table-cell>
          <table:table-cell table:style-name="ce6" table:formula="of:=CONCATENATE(&quot;A {whole plant} that  is in the {&quot;; [.D13]; &quot;}.&quot;)" office:value-type="string" office:string-value="A {whole plant} that  is in the {pollen release (flower) phenological stage}." calcext:value-type="string">
            <text:p>A {whole plant} that <text:s/>is in the {pollen release (flower) phenological stage}.</text:p>
          </table:table-cell>
          <table:table-cell table:style-name="ce6" table:formula="of:=CONCATENATE(&quot;'whole plant' THAT 'participates in' SOME '&quot;; [.D13]; &quot;'&quot;; CHAR(10); &quot;;&quot;; CHAR(10); &quot;'&quot;; [.E13]; &quot;'&quot;)" office:value-type="string" office:string-value="'whole plant' THAT 'participates in' SOME 'pollen release (flower) phenological stage'&#10;;&#10;'plant with pollen-releasing flowers'" calcext:value-type="string">
            <text:p>'whole plant' THAT 'participates in' SOME 'pollen release (flower) phenological stage'</text:p>
            <text:p>;</text:p>
            <text:p>'plant with pollen-releasing flower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1</text:p>
          </table:table-cell>
          <table:table-cell table:formula="of:=CONCATENATE(&quot;plant in &quot;; [.D14])" office:value-type="string" office:string-value="plant in fruit phenological stage" calcext:value-type="string">
            <text:p>plant in fruit phenological stage</text:p>
          </table:table-cell>
          <table:table-cell table:style-name="ce4" office:value-type="string" calcext:value-type="string">
            <text:p>fruit phenological stage</text:p>
          </table:table-cell>
          <table:table-cell table:style-name="ce3" office:value-type="string" calcext:value-type="string">
            <text:p>plant with fruits</text:p>
          </table:table-cell>
          <table:table-cell table:style-name="ce6" table:formula="of:=CONCATENATE(&quot;A {whole plant} that  is in the {&quot;; [.D14]; &quot;}.&quot;)" office:value-type="string" office:string-value="A {whole plant} that  is in the {fruit phenological stage}." calcext:value-type="string">
            <text:p>A {whole plant} that <text:s/>is in the {fruit phenological stage}.</text:p>
          </table:table-cell>
          <table:table-cell table:style-name="ce6" table:formula="of:=CONCATENATE(&quot;'whole plant' THAT 'participates in' SOME '&quot;; [.D14]; &quot;'&quot;; CHAR(10); &quot;;&quot;; CHAR(10); &quot;'&quot;; [.E14]; &quot;'&quot;)" office:value-type="string" office:string-value="'whole plant' THAT 'participates in' SOME 'fruit phenological stage'&#10;;&#10;'plant with fruits'" calcext:value-type="string">
            <text:p>'whole plant' THAT 'participates in' SOME 'fruit phenological stage'</text:p>
            <text:p>;</text:p>
            <text:p>'plant with fruit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2</text:p>
          </table:table-cell>
          <table:table-cell table:formula="of:=CONCATENATE(&quot;plant in &quot;; [.D15])" office:value-type="string" office:string-value="plant in ripening fruit phenological stage" calcext:value-type="string">
            <text:p>plant in ripening fruit phenological stage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3" office:value-type="string" calcext:value-type="string">
            <text:p>plant with ripening fruits</text:p>
          </table:table-cell>
          <table:table-cell table:style-name="ce6" table:formula="of:=CONCATENATE(&quot;A {whole plant} that  is in the {&quot;; [.D15]; &quot;}.&quot;)" office:value-type="string" office:string-value="A {whole plant} that  is in the {ripening fruit phenological stage}." calcext:value-type="string">
            <text:p>A {whole plant} that <text:s/>is in the {ripening fruit phenological stage}.</text:p>
          </table:table-cell>
          <table:table-cell table:style-name="ce6" table:formula="of:=CONCATENATE(&quot;'whole plant' THAT 'participates in' SOME '&quot;; [.D15]; &quot;'&quot;; CHAR(10); &quot;;&quot;; CHAR(10); &quot;'&quot;; [.E15]; &quot;'&quot;)" office:value-type="string" office:string-value="'whole plant' THAT 'participates in' SOME 'ripening fruit phenological stage'&#10;;&#10;'plant with ripening fruits'" calcext:value-type="string">
            <text:p>'whole plant' THAT 'participates in' SOME 'ripening fruit phenological stage'</text:p>
            <text:p>;</text:p>
            <text:p>'plant with ripening fruit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3</text:p>
          </table:table-cell>
          <table:table-cell table:formula="of:=CONCATENATE(&quot;plant in &quot;; [.D16])" office:value-type="string" office:string-value="plant in falling fruit or seed phenological stage" calcext:value-type="string">
            <text:p>plant in falling fruit or seed phenological stage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3" office:value-type="string" calcext:value-type="string">
            <text:p>plant with abscised fruits or seeds</text:p>
          </table:table-cell>
          <table:table-cell table:style-name="ce6" table:formula="of:=CONCATENATE(&quot;A {whole plant} that  is in the {&quot;; [.D16]; &quot;}.&quot;)" office:value-type="string" office:string-value="A {whole plant} that  is in the {falling fruit or seed phenological stage}." calcext:value-type="string">
            <text:p>A {whole plant} that <text:s/>is in the {falling fruit or seed phenological stage}.</text:p>
          </table:table-cell>
          <table:table-cell table:style-name="ce6" table:formula="of:=CONCATENATE(&quot;'whole plant' THAT 'participates in' SOME '&quot;; [.D16]; &quot;'&quot;; CHAR(10); &quot;;&quot;; CHAR(10); &quot;'&quot;; [.E16]; &quot;'&quot;)" office:value-type="string" office:string-value="'whole plant' THAT 'participates in' SOME 'falling fruit or seed phenological stage'&#10;;&#10;'plant with abscised fruits or seeds'" calcext:value-type="string">
            <text:p>'whole plant' THAT 'participates in' SOME 'falling fruit or seed phenological stage'</text:p>
            <text:p>;</text:p>
            <text:p>'plant with abscised fruits or seeds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4</text:p>
          </table:table-cell>
          <table:table-cell table:formula="of:=CONCATENATE(&quot;plant in &quot;; [.D18])" office:value-type="string" office:string-value="plant in cone phenological stage" calcext:value-type="string">
            <text:p>plant in cone phenological stage</text:p>
          </table:table-cell>
          <table:table-cell table:style-name="ce4" office:value-type="string" calcext:value-type="string">
            <text:p>cone phenological stage</text:p>
          </table:table-cell>
          <table:table-cell table:style-name="ce3" office:value-type="string" calcext:value-type="string">
            <text:p>plant with cones</text:p>
          </table:table-cell>
          <table:table-cell table:style-name="ce6" table:formula="of:=CONCATENATE(&quot;A {whole plant} that  is in the {&quot;; [.D18]; &quot;}.&quot;)" office:value-type="string" office:string-value="A {whole plant} that  is in the {cone phenological stage}." calcext:value-type="string">
            <text:p>A {whole plant} that <text:s/>is in the {cone phenological stage}.</text:p>
          </table:table-cell>
          <table:table-cell table:style-name="ce6" table:formula="of:=CONCATENATE(&quot;'whole plant' THAT 'participates in' SOME '&quot;; [.D18]; &quot;'&quot;; CHAR(10); &quot;;&quot;; CHAR(10); &quot;'&quot;; [.E18]; &quot;'&quot;)" office:value-type="string" office:string-value="'whole plant' THAT 'participates in' SOME 'cone phenological stage'&#10;;&#10;'plant with cones'" calcext:value-type="string">
            <text:p>'whole plant' THAT 'participates in' SOME 'cone phenological stage'</text:p>
            <text:p>;</text:p>
            <text:p>'plant with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5</text:p>
          </table:table-cell>
          <table:table-cell table:formula="of:=CONCATENATE(&quot;plant in &quot;; [.D19])" office:value-type="string" office:string-value="plant in pollen cone phenological stage" calcext:value-type="string">
            <text:p>plant in pollen cone phenological stage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3" office:value-type="string" calcext:value-type="string">
            <text:p>plant with pollen cones</text:p>
          </table:table-cell>
          <table:table-cell table:style-name="ce6" table:formula="of:=CONCATENATE(&quot;A {whole plant} that  is in the {&quot;; [.D19]; &quot;}.&quot;)" office:value-type="string" office:string-value="A {whole plant} that  is in the {pollen cone phenological stage}." calcext:value-type="string">
            <text:p>A {whole plant} that <text:s/>is in the {pollen cone phenological stage}.</text:p>
          </table:table-cell>
          <table:table-cell table:style-name="ce6" table:formula="of:=CONCATENATE(&quot;'whole plant' THAT 'participates in' SOME '&quot;; [.D19]; &quot;'&quot;; CHAR(10); &quot;;&quot;; CHAR(10); &quot;'&quot;; [.E19]; &quot;'&quot;)" office:value-type="string" office:string-value="'whole plant' THAT 'participates in' SOME 'pollen cone phenological stage'&#10;;&#10;'plant with pollen cones'" calcext:value-type="string">
            <text:p>'whole plant' THAT 'participates in' SOME 'pollen cone phenological stage'</text:p>
            <text:p>;</text:p>
            <text:p>'plant with pollen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6</text:p>
          </table:table-cell>
          <table:table-cell table:formula="of:=CONCATENATE(&quot;plant in &quot;; [.D20])" office:value-type="string" office:string-value="plant in open pollen cone phenological stage" calcext:value-type="string">
            <text:p>plant in open pollen cone phenological stage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plant with open pollen cones</text:p>
          </table:table-cell>
          <table:table-cell table:style-name="ce6" table:formula="of:=CONCATENATE(&quot;A {whole plant} that  is in the {&quot;; [.D20]; &quot;}.&quot;)" office:value-type="string" office:string-value="A {whole plant} that  is in the {open pollen cone phenological stage}." calcext:value-type="string">
            <text:p>A {whole plant} that <text:s/>is in the {open pollen cone phenological stage}.</text:p>
          </table:table-cell>
          <table:table-cell table:style-name="ce5" table:formula="of:=CONCATENATE(&quot;'whole plant' THAT 'participates in' SOME '&quot;; [.D20]; &quot;'&quot;; CHAR(10); &quot;;&quot;; CHAR(10); &quot;'&quot;; [.E20]; &quot;'&quot;)" office:value-type="string" office:string-value="'whole plant' THAT 'participates in' SOME 'open pollen cone phenological stage'&#10;;&#10;'plant with open pollen cones'" calcext:value-type="string">
            <text:p>'whole plant' THAT 'participates in' SOME 'open pollen cone phenological stage'</text:p>
            <text:p>;</text:p>
            <text:p>'plant with open pollen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6017</text:p>
          </table:table-cell>
          <table:table-cell table:formula="of:=CONCATENATE(&quot;plant in &quot;; [.D21])" office:value-type="string" office:string-value="plant in pollen release (cone) phenological stage" calcext:value-type="string">
            <text:p>plant in pollen release (cone) phenological stage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plant with pollen-releasing pollen cones</text:p>
          </table:table-cell>
          <table:table-cell table:style-name="ce6" table:formula="of:=CONCATENATE(&quot;A {whole plant} that  is in the {&quot;; [.D21]; &quot;}.&quot;)" office:value-type="string" office:string-value="A {whole plant} that  is in the {pollen release (cone) phenological stage}." calcext:value-type="string">
            <text:p>A {whole plant} that <text:s/>is in the {pollen release (cone) phenological stage}.</text:p>
          </table:table-cell>
          <table:table-cell table:style-name="ce6" table:formula="of:=CONCATENATE(&quot;'whole plant' THAT 'participates in' SOME '&quot;; [.D21]; &quot;'&quot;; CHAR(10); &quot;;&quot;; CHAR(10); &quot;'&quot;; [.E21]; &quot;'&quot;)" office:value-type="string" office:string-value="'whole plant' THAT 'participates in' SOME 'pollen release (cone) phenological stage'&#10;;&#10;'plant with pollen-releasing pollen cones'" calcext:value-type="string">
            <text:p>'whole plant' THAT 'participates in' SOME 'pollen release (cone) phenological stage'</text:p>
            <text:p>;</text:p>
            <text:p>'plant with pollen-releasing pollen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8</text:p>
          </table:table-cell>
          <table:table-cell table:formula="of:=CONCATENATE(&quot;plant in &quot;; [.D22])" office:value-type="string" office:string-value="plant in seed cone phenological stage" calcext:value-type="string">
            <text:p>plant in seed cone phenological stage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3" office:value-type="string" calcext:value-type="string">
            <text:p>plant with seed cones</text:p>
          </table:table-cell>
          <table:table-cell table:style-name="ce6" table:formula="of:=CONCATENATE(&quot;A {whole plant} that  is in the {&quot;; [.D22]; &quot;}.&quot;)" office:value-type="string" office:string-value="A {whole plant} that  is in the {seed cone phenological stage}." calcext:value-type="string">
            <text:p>A {whole plant} that <text:s/>is in the {seed cone phenological stage}.</text:p>
          </table:table-cell>
          <table:table-cell table:style-name="ce6" table:formula="of:=CONCATENATE(&quot;'whole plant' THAT 'participates in' SOME '&quot;; [.D22]; &quot;'&quot;; CHAR(10); &quot;;&quot;; CHAR(10); &quot;'&quot;; [.E22]; &quot;'&quot;)" office:value-type="string" office:string-value="'whole plant' THAT 'participates in' SOME 'seed cone phenological stage'&#10;;&#10;'plant with seed cones'" calcext:value-type="string">
            <text:p>'whole plant' THAT 'participates in' SOME 'seed cone phenological stage'</text:p>
            <text:p>;</text:p>
            <text:p>'plant with seed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19</text:p>
          </table:table-cell>
          <table:table-cell table:formula="of:=CONCATENATE(&quot;plant in &quot;; [.D23])" office:value-type="string" office:string-value="plant in unripe seed cone phenological stage" calcext:value-type="string">
            <text:p>plant in unripe seed cone phenological stage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plant with unripe seed cones</text:p>
          </table:table-cell>
          <table:table-cell table:style-name="ce6" table:formula="of:=CONCATENATE(&quot;A {whole plant} that  is in the {&quot;; [.D23]; &quot;}.&quot;)" office:value-type="string" office:string-value="A {whole plant} that  is in the {unripe seed cone phenological stage}." calcext:value-type="string">
            <text:p>A {whole plant} that <text:s/>is in the {unripe seed cone phenological stage}.</text:p>
          </table:table-cell>
          <table:table-cell table:style-name="ce6" table:formula="of:=CONCATENATE(&quot;'whole plant' THAT 'participates in' SOME '&quot;; [.D23]; &quot;'&quot;; CHAR(10); &quot;;&quot;; CHAR(10); &quot;'&quot;; [.E23]; &quot;'&quot;)" office:value-type="string" office:string-value="'whole plant' THAT 'participates in' SOME 'unripe seed cone phenological stage'&#10;;&#10;'plant with unripe seed cones'" calcext:value-type="string">
            <text:p>'whole plant' THAT 'participates in' SOME 'unripe seed cone phenological stage'</text:p>
            <text:p>;</text:p>
            <text:p>'plant with unripe seed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020</text:p>
          </table:table-cell>
          <table:table-cell table:formula="of:=CONCATENATE(&quot;plant in &quot;; [.D24])" office:value-type="string" office:string-value="plant in ripening seed cone phenological stage" calcext:value-type="string">
            <text:p>plant in ripening seed cone phenological stage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plant with ripening seed cones</text:p>
          </table:table-cell>
          <table:table-cell table:style-name="ce6" table:formula="of:=CONCATENATE(&quot;A {whole plant} that  is in the {&quot;; [.D24]; &quot;}.&quot;)" office:value-type="string" office:string-value="A {whole plant} that  is in the {ripening seed cone phenological stage}." calcext:value-type="string">
            <text:p>A {whole plant} that <text:s/>is in the {ripening seed cone phenological stage}.</text:p>
          </table:table-cell>
          <table:table-cell table:style-name="ce6" table:formula="of:=CONCATENATE(&quot;'whole plant' THAT 'participates in' SOME '&quot;; [.D24]; &quot;'&quot;; CHAR(10); &quot;;&quot;; CHAR(10); &quot;'&quot;; [.E24]; &quot;'&quot;)" office:value-type="string" office:string-value="'whole plant' THAT 'participates in' SOME 'ripening seed cone phenological stage'&#10;;&#10;'plant with ripening seed cones'" calcext:value-type="string">
            <text:p>'whole plant' THAT 'participates in' SOME 'ripening seed cone phenological stage'</text:p>
            <text:p>;</text:p>
            <text:p>'plant with ripening seed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6021</text:p>
          </table:table-cell>
          <table:table-cell table:formula="of:=CONCATENATE(&quot;plant in &quot;; [.D25])" office:value-type="string" office:string-value="plant in falling cone or seed phenological stage" calcext:value-type="string">
            <text:p>plant in falling cone or seed phenological stage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3" office:value-type="string" calcext:value-type="string">
            <text:p>plant with abscised cones or seeds</text:p>
          </table:table-cell>
          <table:table-cell table:style-name="ce6" table:formula="of:=CONCATENATE(&quot;A {whole plant} that  is in the {&quot;; [.D25]; &quot;}.&quot;)" office:value-type="string" office:string-value="A {whole plant} that  is in the {falling cone or seed phenological stage}." calcext:value-type="string">
            <text:p>A {whole plant} that <text:s/>is in the {falling cone or seed phenological stage}.</text:p>
          </table:table-cell>
          <table:table-cell table:style-name="ce6" table:formula="of:=CONCATENATE(&quot;'whole plant' THAT 'participates in' SOME '&quot;; [.D25]; &quot;'&quot;; CHAR(10); &quot;;&quot;; CHAR(10); &quot;'&quot;; [.E25]; &quot;'&quot;)" office:value-type="string" office:string-value="'whole plant' THAT 'participates in' SOME 'falling cone or seed phenological stage'&#10;;&#10;'plant with abscised cones or seeds'" calcext:value-type="string">
            <text:p>'whole plant' THAT 'participates in' SOME 'falling cone or seed phenological stage'</text:p>
            <text:p>;</text:p>
            <text:p>'plant with abscised cones or seeds'</text:p>
          </table:table-cell>
          <table:table-cell table:number-columns-repeated="3"/>
        </table:table-row>
        <table:table-row table:style-name="ro6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 table:number-rows-repeated="3">
          <table:table-cell table:style-name="Default" table:number-columns-repeated="7"/>
          <table:table-cell table:number-columns-repeated="3"/>
        </table:table-row>
        <table:table-row table:style-name="ro6" table:number-rows-repeated="1048541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35:26.064572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3:22:16.155890096</dc:date>
    <dc:creator>Brian </dc:creator>
    <meta:editing-duration>P23DT6H33M1S</meta:editing-duration>
    <meta:editing-cycles>70</meta:editing-cycles>
    <meta:generator>LibreOffice/5.1.4.2$Linux_X86_64 LibreOffice_project/10m0$Build-2</meta:generator>
    <meta:document-statistic meta:table-count="1" meta:cell-count="165" meta:object-count="0"/>
  </office:meta>
</office:document-meta>
</file>